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DS-Digital" svg:font-family="DS-Digital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1" fo:font-size="10pt" officeooo:paragraph-rsid="001bf44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1" fo:font-size="10pt" officeooo:paragraph-rsid="001cf258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Ubuntu1" fo:font-size="10pt" officeooo:paragraph-rsid="001e2e48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Ubuntu1" fo:font-size="10pt" officeooo:paragraph-rsid="00241947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Ubuntu1" fo:font-size="10pt" fo:font-weight="normal" officeooo:rsid="0015fa1d" officeooo:paragraph-rsid="00241947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1" fo:font-size="12pt" fo:font-weight="bold" officeooo:rsid="0016aeac" officeooo:paragraph-rsid="0016e0e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Ubuntu1" fo:font-size="10pt" fo:font-style="normal" officeooo:paragraph-rsid="001cf258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203d49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Ubuntu1" fo:font-size="12pt" officeooo:paragraph-rsid="0016aea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Ubuntu1" fo:font-size="12pt" fo:font-weight="normal" officeooo:rsid="001b1f83" officeooo:paragraph-rsid="0016aea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Ubuntu1" fo:font-size="10pt" officeooo:rsid="0016aeac" officeooo:paragraph-rsid="0016aeac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Ubuntu1" fo:font-size="10pt" officeooo:rsid="0016aeac" officeooo:paragraph-rsid="0016aeac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Ubuntu1" fo:font-size="10pt" officeooo:paragraph-rsid="00203d49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officeooo:paragraph-rsid="0016aeac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ffffff" style:font-name="DS-Digital" fo:font-size="40pt" style:font-size-asian="40pt" style:font-size-complex="40pt"/>
    </style:style>
    <style:style style:name="P18" style:family="paragraph">
      <style:paragraph-properties fo:text-align="center"/>
    </style:style>
    <style:style style:name="T1" style:family="text">
      <style:text-properties officeooo:rsid="0015fa1d"/>
    </style:style>
    <style:style style:name="T2" style:family="text">
      <style:text-properties officeooo:rsid="0016aeac"/>
    </style:style>
    <style:style style:name="T3" style:family="text">
      <style:text-properties officeooo:rsid="0016e0e2"/>
    </style:style>
    <style:style style:name="T4" style:family="text">
      <style:text-properties fo:font-weight="normal" officeooo:rsid="001b1f83" style:font-weight-asian="normal" style:font-weight-complex="normal"/>
    </style:style>
    <style:style style:name="T5" style:family="text">
      <style:text-properties fo:font-weight="normal" officeooo:rsid="0016e0e2" style:font-weight-asian="normal" style:font-weight-complex="normal"/>
    </style:style>
    <style:style style:name="T6" style:family="text">
      <style:text-properties fo:font-weight="normal" officeooo:rsid="001cf258" style:font-weight-asian="normal" style:font-weight-complex="normal"/>
    </style:style>
    <style:style style:name="T7" style:family="text">
      <style:text-properties fo:font-weight="normal" officeooo:rsid="0021b434" style:font-weight-asian="normal" style:font-weight-complex="normal"/>
    </style:style>
    <style:style style:name="T8" style:family="text">
      <style:text-properties fo:font-weight="normal" officeooo:rsid="00241947" style:font-weight-asian="normal" style:font-weight-complex="normal"/>
    </style:style>
    <style:style style:name="T9" style:family="text">
      <style:text-properties fo:color="#000000" style:font-name="Ubuntu1" fo:font-size="10pt" fo:font-style="normal" officeooo:rsid="0016aeac" style:font-size-asian="10pt" style:font-style-asian="normal" style:font-size-complex="10pt" style:font-style-complex="normal"/>
    </style:style>
    <style:style style:name="T10" style:family="text">
      <style:text-properties fo:color="#000000" style:font-name="Ubuntu1" fo:font-size="10pt" fo:font-style="normal" officeooo:rsid="001b1f83" style:font-size-asian="10pt" style:font-style-asian="normal" style:font-size-complex="10pt" style:font-style-complex="normal"/>
    </style:style>
    <style:style style:name="T11" style:family="text">
      <style:text-properties fo:color="#000000" style:font-name="Ubuntu1" fo:font-size="10pt" fo:font-style="normal" officeooo:rsid="001a0c69" style:font-size-asian="10pt" style:font-style-asian="normal" style:font-size-complex="10pt" style:font-style-complex="normal"/>
    </style:style>
    <style:style style:name="T12" style:family="text">
      <style:text-properties fo:color="#000000" style:font-name="Ubuntu1" fo:font-size="10pt" fo:font-style="normal" officeooo:rsid="0021b434" style:font-size-asian="10pt" style:font-style-asian="normal" style:font-size-complex="10pt" style:font-style-complex="normal"/>
    </style:style>
    <style:style style:name="T13" style:family="text">
      <style:text-properties fo:color="#000000" style:font-name="Ubuntu1" fo:font-size="10pt" fo:font-style="normal" officeooo:rsid="00229f03" style:font-size-asian="10pt" style:font-style-asian="normal" style:font-size-complex="10pt" style:font-style-complex="normal"/>
    </style:style>
    <style:style style:name="T14" style:family="text">
      <style:text-properties fo:color="#000000" style:font-name="Ubuntu1" fo:font-size="10pt" fo:font-style="normal" officeooo:rsid="00241947" style:font-size-asian="10pt" style:font-style-asian="normal" style:font-size-complex="10pt" style:font-style-complex="normal"/>
    </style:style>
    <style:style style:name="T15" style:family="text">
      <style:text-properties fo:color="#000000" style:font-name="Ubuntu1" fo:font-size="10pt" fo:font-style="normal" fo:font-weight="normal" officeooo:rsid="001b1f83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style:font-name="Ubuntu1" fo:font-size="10pt" fo:font-style="normal" fo:font-weight="normal" officeooo:rsid="0021b434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15fa1d" style:font-size-asian="12pt" style:font-weight-asian="bold" style:font-size-complex="12pt" style:font-weight-complex="bold"/>
    </style:style>
    <style:style style:name="T19" style:family="text">
      <style:text-properties style:font-name="DS-Digital" fo:font-size="12pt" officeooo:rsid="0016e0e2" style:font-size-asian="12pt" style:font-size-complex="12pt"/>
    </style:style>
    <style:style style:name="T20" style:family="text">
      <style:text-properties style:font-name="DS-Digital" fo:font-size="12pt" officeooo:rsid="001b1f83" style:font-size-asian="12pt" style:font-size-complex="12pt"/>
    </style:style>
    <style:style style:name="T21" style:family="text">
      <style:text-properties style:font-name="DS-Digital" fo:font-size="12pt" officeooo:rsid="002dcae2" style:font-size-asian="12pt" style:font-size-complex="12pt"/>
    </style:style>
    <style:style style:name="T22" style:family="text">
      <style:text-properties fo:font-style="italic" officeooo:rsid="0016e0e2" style:font-style-asian="italic" style:font-style-complex="italic"/>
    </style:style>
    <style:style style:name="T23" style:family="text">
      <style:text-properties fo:font-style="italic" officeooo:rsid="0017a4a7" style:font-style-asian="italic" style:font-style-complex="italic"/>
    </style:style>
    <style:style style:name="T24" style:family="text">
      <style:text-properties fo:color="#808080" fo:font-style="italic" style:font-style-asian="italic" style:font-style-complex="italic"/>
    </style:style>
    <style:style style:name="T25" style:family="text">
      <style:text-properties fo:color="#808080" fo:font-style="italic" officeooo:rsid="0016e0e2" style:font-style-asian="italic" style:font-style-complex="italic"/>
    </style:style>
    <style:style style:name="T26" style:family="text">
      <style:text-properties fo:color="#808080" fo:font-style="italic" officeooo:rsid="0015fa1d" style:font-style-asian="italic" style:font-style-complex="italic"/>
    </style:style>
    <style:style style:name="T27" style:family="text">
      <style:text-properties fo:color="#808080" fo:font-style="italic" officeooo:rsid="0017a4a7" style:font-style-asian="italic" style:font-style-complex="italic"/>
    </style:style>
    <style:style style:name="T28" style:family="text">
      <style:text-properties fo:color="#808080" fo:font-style="italic" officeooo:rsid="0016aeac" style:font-style-asian="italic" style:font-style-complex="italic"/>
    </style:style>
    <style:style style:name="T29" style:family="text">
      <style:text-properties fo:color="#808080" fo:font-style="italic" officeooo:rsid="001b1f83" style:font-style-asian="italic" style:font-style-complex="italic"/>
    </style:style>
    <style:style style:name="T30" style:family="text">
      <style:text-properties fo:color="#808080" fo:font-style="italic" officeooo:rsid="001bf442" style:font-style-asian="italic" style:font-style-complex="italic"/>
    </style:style>
    <style:style style:name="T31" style:family="text">
      <style:text-properties fo:color="#808080" fo:font-style="italic" officeooo:rsid="0021b434" style:font-style-asian="italic" style:font-style-complex="italic"/>
    </style:style>
    <style:style style:name="T32" style:family="text">
      <style:text-properties fo:color="#808080" fo:font-style="italic" fo:font-weight="normal" officeooo:rsid="0016e0e2" style:font-style-asian="italic" style:font-weight-asian="normal" style:font-style-complex="italic"/>
    </style:style>
    <style:style style:name="T33" style:family="text">
      <style:text-properties fo:color="#808080" fo:font-style="italic" fo:font-weight="normal" officeooo:rsid="0017a4a7" style:font-style-asian="italic" style:font-weight-asian="normal" style:font-style-complex="italic"/>
    </style:style>
    <style:style style:name="T34" style:family="text">
      <style:text-properties fo:color="#808080" fo:font-size="9pt" fo:font-style="italic" officeooo:rsid="001b1f83" style:font-size-asian="9pt" style:font-style-asian="italic" style:font-size-complex="9pt" style:font-style-complex="italic"/>
    </style:style>
    <style:style style:name="T35" style:family="text">
      <style:text-properties fo:color="#808080" fo:font-size="9pt" fo:font-style="italic" officeooo:rsid="0017a4a7" style:font-size-asian="9pt" style:font-style-asian="italic" style:font-size-complex="9pt" style:font-style-complex="italic"/>
    </style:style>
    <style:style style:name="T36" style:family="text">
      <style:text-properties officeooo:rsid="0017a4a7"/>
    </style:style>
    <style:style style:name="T37" style:family="text">
      <style:text-properties style:font-name="Ubuntu1" fo:font-size="10pt" fo:font-weight="normal" officeooo:rsid="0017a4a7" style:font-size-asian="10pt" style:font-weight-asian="normal" style:font-size-complex="10pt" style:font-weight-complex="normal"/>
    </style:style>
    <style:style style:name="T38" style:family="text">
      <style:text-properties style:font-name="Ubuntu1" fo:font-size="10pt" fo:font-weight="normal" officeooo:rsid="001a0c69" style:font-size-asian="10pt" style:font-weight-asian="normal" style:font-size-complex="10pt" style:font-weight-complex="normal"/>
    </style:style>
    <style:style style:name="T39" style:family="text">
      <style:text-properties style:font-name="Ubuntu1" fo:font-size="10pt" fo:font-weight="normal" officeooo:rsid="00229f03" style:font-size-asian="10pt" style:font-weight-asian="normal" style:font-size-complex="10pt" style:font-weight-complex="normal"/>
    </style:style>
    <style:style style:name="T40" style:family="text">
      <style:text-properties style:font-name="Ubuntu1" fo:font-size="12pt" fo:font-weight="bold" officeooo:rsid="0016aeac" style:font-size-asian="12pt" style:font-weight-asian="bold" style:font-size-complex="12pt" style:font-weight-complex="bold"/>
    </style:style>
    <style:style style:name="T41" style:family="text">
      <style:text-properties style:font-name="Ubuntu1" fo:font-size="12pt" fo:font-weight="bold" officeooo:rsid="001b1f83" style:font-size-asian="12pt" style:font-weight-asian="bold" style:font-size-complex="12pt" style:font-weight-complex="bold"/>
    </style:style>
    <style:style style:name="T42" style:family="text">
      <style:text-properties officeooo:rsid="0018d111"/>
    </style:style>
    <style:style style:name="T43" style:family="text">
      <style:text-properties officeooo:rsid="001b1f83"/>
    </style:style>
    <style:style style:name="T44" style:family="text">
      <style:text-properties fo:font-weight="bold" officeooo:rsid="0016aeac" style:font-weight-asian="bold" style:font-weight-complex="bold"/>
    </style:style>
    <style:style style:name="T45" style:family="text">
      <style:text-properties officeooo:rsid="001bf442"/>
    </style:style>
    <style:style style:name="T46" style:family="text">
      <style:text-properties officeooo:rsid="001cf258"/>
    </style:style>
    <style:style style:name="T47" style:family="text">
      <style:text-properties fo:color="#355e00" fo:font-size="12pt" fo:font-weight="bold" officeooo:rsid="0016aeac" style:font-size-asian="12pt" style:font-weight-asian="bold" style:font-size-complex="12pt" style:font-weight-complex="bold"/>
    </style:style>
    <style:style style:name="T48" style:family="text">
      <style:text-properties fo:color="#355e00" style:font-name="Ubuntu1" fo:font-size="12pt" fo:font-style="normal" fo:font-weight="bold" officeooo:rsid="0016aeac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color="#dc2300" fo:font-size="12pt" fo:font-weight="bold" style:font-size-asian="12pt" style:font-weight-asian="bold" style:font-size-complex="12pt" style:font-weight-complex="bold"/>
    </style:style>
    <style:style style:name="T50" style:family="text">
      <style:text-properties fo:color="#dc2300" fo:font-size="12pt" fo:font-weight="bold" officeooo:rsid="0015fa1d" style:font-size-asian="12pt" style:font-weight-asian="bold" style:font-size-complex="12pt" style:font-weight-complex="bold"/>
    </style:style>
    <style:style style:name="T51" style:family="text">
      <style:text-properties fo:font-size="9pt" fo:font-style="italic" officeooo:rsid="001bf442" style:font-size-asian="9pt" style:font-style-asian="italic" style:font-size-complex="9pt" style:font-style-complex="italic"/>
    </style:style>
    <style:style style:name="T52" style:family="text">
      <style:text-properties fo:font-size="9pt" fo:font-style="italic" officeooo:rsid="0017a4a7" style:font-size-asian="9pt" style:font-style-asian="italic" style:font-size-complex="9pt" style:font-style-complex="italic"/>
    </style:style>
    <style:style style:name="T53" style:family="text">
      <style:text-properties fo:font-size="9pt" fo:font-style="italic" officeooo:rsid="001b1f83" style:font-size-asian="9pt" style:font-style-asian="italic" style:font-size-complex="9pt" style:font-style-complex="italic"/>
    </style:style>
    <style:style style:name="T54" style:family="text">
      <style:text-properties fo:font-size="9pt" fo:font-style="italic" fo:font-weight="normal" officeooo:rsid="0017a4a7" style:font-size-asian="9pt" style:font-style-asian="italic" style:font-weight-asian="normal" style:font-size-complex="9pt" style:font-style-complex="italic" style:font-weight-complex="normal"/>
    </style:style>
    <style:style style:name="T55" style:family="text">
      <style:text-properties officeooo:rsid="00203d49"/>
    </style:style>
    <style:style style:name="T56" style:family="text">
      <style:text-properties officeooo:rsid="00241947"/>
    </style:style>
    <style:style style:name="T57" style:family="text">
      <style:text-properties officeooo:rsid="002dcae2"/>
    </style:style>
    <style:style style:name="T58" style:family="text">
      <style:text-properties fo:color="#ffffff" style:font-name="DS-Digital" fo:font-size="40pt" style:font-size-asian="40pt" style:font-size-complex="40pt"/>
    </style:style>
    <style:style style:name="T59" style:family="text">
      <style:text-properties fo:color="#ffffff" fo:font-size="40pt" style:font-size-asian="40pt" style:font-size-complex="40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top" fo:padding-left="-0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579d1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c5000b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4c4c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4">Modo Lectura </text:span><text:span text:style-name="T4">(Pantalla de inicio)</text:span></text:p>
      <text:p text:style-name="P11"/>
      <text:p text:style-name="P14"><draw:custom-shape text:anchor-type="paragraph" draw:z-index="12" draw:style-name="gr5" draw:text-style-name="P18" svg:width="0.5cm" svg:height="0.5cm" svg:x="2.739cm" svg:y="0.0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4" draw:text-style-name="P18" svg:width="0.5cm" svg:height="0.5cm" svg:x="1.741cm" svg:y="0.0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6">-</text:span><text:span text:style-name="T1"> </text:span><text:span text:style-name="T43">Botones <text:s text:c="18"/>:</text:span><text:span text:style-name="T1"> </text:span><text:span text:style-name="T43">D</text:span><text:span text:style-name="T1">esplazamiento secuencial </text:span><text:span text:style-name="T57">por filas</text:span><text:span text:style-name="T1"> dentro de </text:span><text:span text:style-name="T2">la pantalla.</text:span><text:span text:style-name="T1"> </text:span><text:span text:style-name="T28">(Scroll </text:span><text:span text:style-name="T29">s</text:span><text:span text:style-name="T25">in parpadeo </text:span><text:span text:style-name="T30">con principio y fin</text:span><text:span text:style-name="T26"> </text:span><text:span text:style-name="T28">a partir de linea 2</text:span><text:span text:style-name="T25">, </text:span><text:span text:style-name="T28">1ª Linea fija</text:span><text:span text:style-name="T27">)</text:span><text:span text:style-name="T25">.</text:span></text:p>
      <text:p text:style-name="P3"><draw:custom-shape text:anchor-type="paragraph" draw:z-index="10" draw:style-name="gr3" draw:text-style-name="P18" svg:width="0.5cm" svg:height="0.5cm" svg:x="1.242cm" svg:y="0.0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6">- </text:span><text:span text:style-name="T43">Botón <text:s text:c="7"/></text:span><text:span text:style-name="T27">(</text:span><text:span text:style-name="T34">P</text:span><text:span text:style-name="T35">ulsacion larga </text:span><text:span text:style-name="T34">2''</text:span><text:span text:style-name="T35">) </text:span><text:span text:style-name="T3">: Entra en </text:span><text:span text:style-name="T22">modo selección de salidas</text:span><text:span text:style-name="T3"> (</text:span><text:span text:style-name="T21">C</text:span><text:span text:style-name="T19">1,</text:span><text:span text:style-name="T21">C</text:span><text:span text:style-name="T19">2,...,</text:span><text:span text:style-name="T21">C</text:span><text:span text:style-name="T3">n).</text:span></text:p>
      <text:p text:style-name="P8"/>
      <text:p text:style-name="Standard"><draw:rect text:anchor-type="paragraph" draw:z-index="0" draw:style-name="gr1" draw:text-style-name="P17" svg:width="13.479cm" svg:height="5.492cm" svg:x="2.27cm" svg:y="0.328cm"><text:p text:style-name="P16"><text:span text:style-name="T58">30/10/2013 <text:s text:c="8"/>17:55h</text:span></text:p><text:p text:style-name="P16"><text:span text:style-name="T58">C1:RIEGO <text:s text:c="12"/>HS:48%</text:span></text:p><text:p text:style-name="P16"><text:span text:style-name="T58">C2:HUMIDIFIC. <text:s text:c="4"/>HR:76%</text:span></text:p><text:p text:style-name="P16"><text:span text:style-name="T58">C3:ILUMINACION <text:s text:c="6"/>OFF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pan text:style-name="T40">Modo selección de salida</text:span><text:span text:style-name="T41">s</text:span></text:p>
      <text:p text:style-name="P12"/>
      <text:p text:style-name="P4"><draw:custom-shape text:anchor-type="paragraph" draw:z-index="14" draw:style-name="gr5" draw:text-style-name="P18" svg:width="0.5cm" svg:height="0.5cm" svg:x="2.739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4" draw:text-style-name="P18" svg:width="0.5cm" svg:height="0.5cm" svg:x="1.741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6">- </text:span><text:span text:style-name="T43">Botones <text:s text:c="18"/>:</text:span><text:span text:style-name="T1"> </text:span><text:span text:style-name="T45">D</text:span><text:span text:style-name="T1">esplazamiento secuencial dentro del menu </text:span><text:span text:style-name="T2">(</text:span><text:span text:style-name="T20">S</text:span><text:span text:style-name="T19">1, </text:span><text:span text:style-name="T20">S</text:span><text:span text:style-name="T19">2, </text:span><text:span text:style-name="T20">S</text:span><text:span text:style-name="T19">3, …, </text:span><text:span text:style-name="T20">S</text:span><text:span text:style-name="T2">n)</text:span><text:span text:style-name="T1">.</text:span><text:span text:style-name="T25"> (Parpadeo </text:span><text:span text:style-name="T27">modo cursor</text:span><text:span text:style-name="T25"> [</text:span><text:span text:style-name="T29">S</text:span><text:span text:style-name="T32">1</text:span><text:span text:style-name="T25">])</text:span></text:p>
      <text:p text:style-name="P1"><text:span text:style-name="T56">- </text:span><text:span text:style-name="T43">Botón [</text:span><text:span text:style-name="T47">M</text:span><text:span text:style-name="T43">] </text:span><text:span text:style-name="T51">(Pulsacion corta 0.1''):</text:span><text:span text:style-name="T2"> </text:span><text:span text:style-name="T3">Entra en </text:span><text:span text:style-name="T36">modo </text:span><text:span text:style-name="T3">edici</text:span><text:span text:style-name="T55">ó</text:span><text:span text:style-name="T3">n de </text:span><text:span text:style-name="T36">la </text:span><text:span text:style-name="T3">salida</text:span><text:span text:style-name="T2"> </text:span><text:span text:style-name="T36">y sus par</text:span><text:span text:style-name="T55">á</text:span><text:span text:style-name="T36">metros.</text:span></text:p>
      <text:p text:style-name="P2"><text:span text:style-name="T56">- </text:span><text:span text:style-name="T43">Botón [</text:span><text:span text:style-name="T47">M</text:span><text:span text:style-name="T43">]</text:span><text:span text:style-name="T3"> </text:span><text:span text:style-name="T52">(</text:span><text:span text:style-name="T53">P</text:span><text:span text:style-name="T52">ulsacion larga </text:span><text:span text:style-name="T53">2''</text:span><text:span text:style-name="T52">)</text:span><text:span text:style-name="T3">: </text:span><text:span text:style-name="T46">Sale a la pantalla de inicio</text:span><text:span text:style-name="T3">.</text:span></text:p>
      <text:p text:style-name="P13"/>
      <text:p text:style-name="P13"/>
      <text:p text:style-name="P13"/>
      <text:p text:style-name="P6">Modo edición <text:span text:style-name="T42">de </text:span>salida <text:span text:style-name="T42">y sus</text:span> parámetro<text:span text:style-name="T42">s</text:span></text:p>
      <text:p text:style-name="P6"/>
      <text:p text:style-name="P5"><text:span text:style-name="T56">- </text:span><text:span text:style-name="T43">Botones [</text:span><text:span text:style-name="T49">+</text:span><text:span text:style-name="T43">] y [</text:span><text:span text:style-name="T17">-</text:span><text:span text:style-name="T43">]:</text:span> <text:span text:style-name="T36">Navegacion por los parametros </text:span><text:span text:style-name="T25">(Parpadeo </text:span><text:span text:style-name="T27">modo cursor</text:span><text:span text:style-name="T25"> [</text:span><text:span text:style-name="T29">S</text:span><text:span text:style-name="T25">1, </text:span><text:span text:style-name="T31">HS, RH, etc.</text:span><text:span text:style-name="T25">] </text:span><text:span text:style-name="T24">1' </text:span><text:span text:style-name="T25">duracion</text:span><text:span text:style-name="T24">, 80% </text:span><text:span text:style-name="T25">ON, </text:span><text:span text:style-name="T28">1ª Linea fija</text:span><text:span text:style-name="T25">)</text:span></text:p>
      <text:p text:style-name="P2"><text:span text:style-name="T56">- </text:span><text:span text:style-name="T43">Botón [</text:span><text:span text:style-name="T47">M</text:span><text:span text:style-name="T43">]:</text:span><text:span text:style-name="T2"> </text:span><text:span text:style-name="T3">Entra </text:span><text:span text:style-name="T36">en </text:span><text:span text:style-name="T3">edicion de </text:span><text:span text:style-name="T36">la </text:span><text:span text:style-name="T3">salida</text:span><text:span text:style-name="T2"> </text:span><text:span text:style-name="T56">o</text:span><text:span text:style-name="T36"> sus parametros. </text:span></text:p>
      <text:p text:style-name="P2"><text:span text:style-name="T56">- </text:span><text:span text:style-name="T43">Botones [</text:span><text:span text:style-name="T50">+</text:span><text:span text:style-name="T43">] y [</text:span><text:span text:style-name="T18">-</text:span><text:span text:style-name="T43">] :</text:span><text:span text:style-name="T2">Incrementa </text:span><text:span text:style-name="T3">o </text:span><text:span text:style-name="T2">decrece el valor</text:span><text:span text:style-name="T36">-nombre</text:span><text:span text:style-name="T2"> del parametro. </text:span><text:span text:style-name="T25">(Parpadeo </text:span><text:span text:style-name="T27">modo edicion </text:span><text:span text:style-name="T25">[</text:span><text:span text:style-name="T33">Parámetro</text:span><text:span text:style-name="T25">] </text:span><text:span text:style-name="T26">1,</text:span><text:span text:style-name="T27">5</text:span><text:span text:style-name="T26">' </text:span><text:span text:style-name="T25">duracion</text:span><text:span text:style-name="T26">, </text:span><text:span text:style-name="T27">5</text:span><text:span text:style-name="T26">0% </text:span><text:span text:style-name="T25">ON)</text:span></text:p>
      <text:p text:style-name="P9"><text:span text:style-name="T14">- </text:span><text:span text:style-name="T10">Botón [</text:span><text:span text:style-name="T48">M</text:span><text:span text:style-name="T10">]:</text:span><text:span text:style-name="T9"> Confirma </text:span><text:span text:style-name="T11">el </text:span><text:span text:style-name="T9">valor de la salida o del parametro en edición </text:span><text:span text:style-name="T12">y cont</text:span><text:span text:style-name="T13">i</text:span><text:span text:style-name="T12">núa con</text:span><text:span text:style-name="T15"> </text:span><text:span text:style-name="T16">la n</text:span><text:span text:style-name="T37">avegacion por </text:span><text:span text:style-name="T38">el siguiente </text:span><text:span text:style-name="T37">par</text:span><text:span text:style-name="T39">á</text:span><text:span text:style-name="T37">metro.</text:span></text:p>
      <text:p text:style-name="P7"><text:span text:style-name="T8">- </text:span><text:span text:style-name="T4">Botón [</text:span><text:span text:style-name="T47">M</text:span><text:span text:style-name="T4">]</text:span><text:span text:style-name="T5"> </text:span><text:span text:style-name="T54">(Pulsacion larga 2'')</text:span><text:span text:style-name="T5">: </text:span><text:span text:style-name="T6">Sale a la pantalla </text:span><text:span text:style-name="T7">selección de</text:span><text:span text:style-name="T6"> </text:span><text:span text:style-name="T7">salidas</text:span><text:span text:style-name="T5">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rect text:anchor-type="paragraph" draw:z-index="4" draw:style-name="gr2" draw:text-style-name="P17" svg:width="13.479cm" svg:height="5.492cm" svg:x="1.826cm" svg:y="4.736cm"><text:p text:style-name="P16"><text:span text:style-name="T58"><text:s/></text:span><text:span text:style-name="T58">C2-&gt;ENCENDIDO</text:span></text:p><text:p text:style-name="P16"><text:span text:style-name="T59"><text:s/></text:span></text:p><text:p text:style-name="P16"><text:span text:style-name="T58"><text:s text:c="39"/></text:span></text:p></draw:rect><draw:rect text:anchor-type="paragraph" draw:z-index="3" draw:style-name="gr2" draw:text-style-name="P17" svg:width="13.479cm" svg:height="5.492cm" svg:x="1.826cm" svg:y="-1.753cm"><text:p text:style-name="P16"><text:span text:style-name="T58"><text:s/></text:span><text:span text:style-name="T58">C1-&gt;aPAGADO</text:span></text:p><text:p text:style-name="P16"><text:span text:style-name="T59"><text:s/></text:span></text:p><text:p text:style-name="P16"><text:span text:style-name="T58"><text:s text:c="39"/>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" draw:style-name="gr1" draw:text-style-name="P17" svg:width="13.479cm" svg:height="5.492cm" svg:x="1.826cm" svg:y="0.028cm"><text:p text:style-name="P16"><text:span text:style-name="T58">C3-&gt;RIEGO</text:span></text:p><text:p text:style-name="P16"><text:span text:style-name="T58">HS:48% <text:s text:c="6"/></text:span><text:span text:style-name="T58">RANGO: -15%</text:span></text:p><text:p text:style-name="P16"><text:span text:style-name="T58">Ciclo:00'00'' <text:s text:c="4"/>ON:100%</text:span></text:p><text:p text:style-name="P16"><text:span text:style-name="T58">On: 02:00h ----&gt; 12:00h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2" draw:style-name="gr1" draw:text-style-name="P17" svg:width="13.479cm" svg:height="1.44cm" svg:x="1.826cm" svg:y="0.222cm"><text:p text:style-name="P16"><text:span text:style-name="T58"><text:s text:c="5"/></text:span><text:span text:style-name="T58">TSMax: 30c</text:span><text:span text:style-name="T58"> <text:s text:c="24"/></text:span></text:p></draw:rect></text:p>
      <text:p text:style-name="Standard"/>
      <text:p text:style-name="Standard"/>
      <text:p text:style-name="Standard"/>
      <text:p text:style-name="Standard"/>
      <text:p text:style-name="Standard"><draw:rect text:anchor-type="paragraph" draw:z-index="5" draw:style-name="gr1" draw:text-style-name="P17" svg:width="13.479cm" svg:height="5.492cm" svg:x="1.826cm" svg:y="0.226cm"><text:p text:style-name="P16"><text:span text:style-name="T58">C4-&gt;HUMIDIFICACION</text:span></text:p><text:p text:style-name="P16"><text:span text:style-name="T58">HR:68% <text:s text:c="9"/></text:span><text:span text:style-name="T58">RANGO:-4%</text:span></text:p><text:p text:style-name="P16"><text:span text:style-name="T58">Ciclo:00'00'' <text:s text:c="5"/></text:span><text:span text:style-name="T58">ON:100%</text:span></text:p><text:p text:style-name="P16"><text:span text:style-name="T58">On: 00:00h ----&gt; 00:00h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rect text:anchor-type="paragraph" draw:z-index="6" draw:style-name="gr1" draw:text-style-name="P17" svg:width="13.479cm" svg:height="5.492cm" svg:x="1.826cm" svg:y="0.226cm"><text:p text:style-name="P16"><text:span text:style-name="T58">C5-&gt;EXTRACC. <text:s/>HUMEDAD</text:span></text:p><text:p text:style-name="P16"><text:span text:style-name="T58">HR:68% <text:s text:c="8"/></text:span><text:span text:style-name="T58">RANGO:+6%</text:span></text:p><text:p text:style-name="P16"><text:span text:style-name="T58">Ciclo:00'00'' <text:s text:c="5"/></text:span><text:span text:style-name="T58">ON:100%</text:span></text:p><text:p text:style-name="P16"><text:span text:style-name="T58">On: 00:00h ----&gt; 00:00h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7" draw:style-name="gr1" draw:text-style-name="P17" svg:width="13.479cm" svg:height="5.492cm" svg:x="1.826cm" svg:y="0.153cm"><text:p text:style-name="P16"><text:span text:style-name="T58">C6-&gt;ADICION <text:s/>[+CO2]</text:span></text:p><text:p text:style-name="P16"><text:span text:style-name="T58">[]:1200PPM <text:s text:c="4"/></text:span><text:span text:style-name="T58">RANGO:-5%</text:span></text:p><text:p text:style-name="P16"><text:span text:style-name="T58">Ciclo:00'00'' <text:s text:c="5"/></text:span><text:span text:style-name="T58">ON:100%</text:span></text:p><text:p text:style-name="P16"><text:span text:style-name="T58">On: 00:00h ----&gt; 00:00h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8" draw:style-name="gr1" draw:text-style-name="P17" svg:width="13.479cm" svg:height="5.492cm" svg:x="1.826cm" svg:y="0.314cm"><text:p text:style-name="P16"><text:span text:style-name="T58">C7-&gt;EXTRACC. <text:s/>[+CO2]</text:span></text:p><text:p text:style-name="P16"><text:span text:style-name="T58">[]:1200PPM <text:s text:c="4"/></text:span><text:span text:style-name="T58">RANGO:+8%</text:span></text:p><text:p text:style-name="P16"><text:span text:style-name="T58">Ciclo:00'00'' <text:s text:c="5"/></text:span><text:span text:style-name="T58">ON:100%</text:span></text:p><text:p text:style-name="P16"><text:span text:style-name="T58">On: 00:00h ----&gt; 00:00h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9" draw:style-name="gr1" draw:text-style-name="P17" svg:width="13.479cm" svg:height="5.492cm" svg:x="1.826cm" svg:y="0.474cm"><text:p text:style-name="P16"><text:span text:style-name="T58">C8-&gt;VENTILACION</text:span></text:p><text:p text:style-name="P16"><text:span text:style-name="T58"/></text:p><text:p text:style-name="P16"><text:span text:style-name="T58">Ciclo:00'00'' <text:s text:c="5"/></text:span><text:span text:style-name="T58">ON:100%</text:span></text:p><text:p text:style-name="P16"><text:span text:style-name="T58">On: 00:00h ----&gt; 00:00h</text:span></text:p></draw:rect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/>
    <style:font-face style:name="DS-Digital" svg:font-family="DS-Digital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2" draw:display-name="Arrowheads 2" svg:viewBox="0 0 1131 902" svg:d="m564 0-564 902h1131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3-10-30T17:50:27</meta:creation-date>
    <dc:date>2013-10-31T21:12:43</dc:date>
    <dc:creator>surcadiz </dc:creator>
    <meta:editing-duration>PT4H50M45S</meta:editing-duration>
    <meta:editing-cycles>18</meta:editing-cycles>
    <meta:generator>LibreOffice/4.0.2.2$Linux_X86_64 LibreOffice_project/400m0$Build-2</meta:generator>
    <meta:printed-by>surcadiz </meta:printed-by>
    <meta:print-date>2013-10-30T19:44:12</meta:print-date>
    <meta:document-statistic meta:table-count="0" meta:image-count="0" meta:object-count="0" meta:page-count="3" meta:paragraph-count="13" meta:word-count="191" meta:character-count="1145" meta:non-whitespace-character-count="923"/>
  </office:meta>
</office:document-meta>
</file>